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96bcc"/>
    </style:style>
    <style:style style:name="P2" style:family="paragraph" style:parent-style-name="Text_20_body">
      <style:text-properties officeooo:rsid="00196bcc" officeooo:paragraph-rsid="00196bcc"/>
    </style:style>
    <style:style style:name="P3" style:family="paragraph" style:parent-style-name="Text_20_body" style:list-style-name="L1">
      <style:text-properties officeooo:rsid="00196bcc" officeooo:paragraph-rsid="00196bcc"/>
    </style:style>
    <style:style style:name="P4" style:family="paragraph" style:parent-style-name="Text_20_body" style:list-style-name="L1">
      <style:text-properties fo:font-weight="normal" officeooo:rsid="001b6529" officeooo:paragraph-rsid="001b6529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1bcc86" officeooo:paragraph-rsid="001bcc8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cfaa" style:font-weight-asian="bold" style:font-weight-complex="bold"/>
    </style:style>
    <style:style style:name="T3" style:family="text">
      <style:text-properties fo:font-weight="bold" officeooo:rsid="001ecb05" style:font-weight-asian="bold" style:font-weight-complex="bold"/>
    </style:style>
    <style:style style:name="T4" style:family="text">
      <style:text-properties officeooo:rsid="001dc751"/>
    </style:style>
    <style:style style:name="T5" style:family="text">
      <style:text-properties fo:font-weight="normal" officeooo:rsid="001ecb0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bookmark text:name="yui_3_17_2_1_1638368362217_80"/>Séance 5 - Interlude : des applications sur le web.</text:p>
      <text:h text:style-name="Heading_20_3" text:outline-level="3"><text:bookmark text:name="yui_3_17_2_1_1638368362217_81"/>Le cas particulier du WEB</text:h>
      <text:p text:style-name="Text_20_body"/>
      <text:p text:style-name="P2">Questions :</text:p>
      <text:list xml:id="list3084303009" text:style-name="L1">
        <text:list-item>
          <text:p text:style-name="P3"><text:bookmark text:name="yui_3_17_2_1_1638368362217_78"/>Du contenu html (page html, media intégré, etc.) : <text:span text:style-name="T1">GET</text:span></text:p>
        </text:list-item>
        <text:list-item>
          <text:p text:style-name="P3"><text:bookmark text:name="yui_3_17_2_1_1638368362217_77"/>Des fichiers supplémentaires (css, scripts clients, etc.) : <text:span text:style-name="T1">GET</text:span></text:p>
        </text:list-item>
        <text:list-item>
          <text:p text:style-name="P3"><text:bookmark text:name="yui_3_17_2_1_1638368362217_82"/>Des requêtes : <text:span text:style-name="T2">POST, GET, DELETE, PUT</text:span></text:p>
        </text:list-item>
        <text:list-item>
          <text:p text:style-name="P3">Des données envoyées par le client vers le serveur : <text:span text:style-name="T2">POST, DELETE</text:span></text:p>
        </text:list-item>
        <text:list-item>
          <text:p text:style-name="P4">Autres méthodes : <text:span text:style-name="T1">HEAD</text:span>, <text:span text:style-name="T1">OPTIONS, TRACE</text:span></text:p>
        </text:list-item>
        <text:list-item>
          <text:p text:style-name="P5">Depuis les headers, il est indiqué de quel type d’informations il s’agit (html, css, js, <text:span text:style-name="T4">img, </text:span>…) <text:span text:style-name="T3">Content-Type</text:span></text:p>
        </text:list-item>
        <text:list-item>
          <text:p text:style-name="P5"><text:span text:style-name="T5"/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1T16:50:32.862565856</dc:date>
    <meta:editing-duration>PT14M3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86" meta:character-count="460" meta:non-whitespace-character-count="390"/>
  </office:meta>
</office:document-meta>
</file>